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quot" svg:font-family="quo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000000" style:font-name="Arial" fo:font-size="13pt" style:text-underline-style="none" fo:font-weight="normal" style:font-size-asian="13pt" style:font-weight-asian="normal" style:font-size-complex="13pt" style:font-weight-complex="normal"/>
    </style:style>
    <style:style style:name="P2" style:family="paragraph" style:parent-style-name="Text_20_body" style:list-style-name="L1">
      <loext:graphic-properties draw:fill="none" draw:fill-color="#ffffff"/>
      <style:paragraph-properties fo:background-color="transparent" fo:padding="0cm" fo:border="none"/>
      <style:text-properties fo:color="#000000" style:font-name="Arial" fo:font-size="13pt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Text_20_body" style:list-style-name="L2">
      <loext:graphic-properties draw:fill="none" draw:fill-color="#ffffff"/>
      <style:paragraph-properties fo:background-color="transparent" fo:padding="0cm" fo:border="none"/>
      <style:text-properties fo:color="#000000" style:font-name="Arial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Text_20_body" style:list-style-name="L3">
      <loext:graphic-properties draw:fill="none" draw:fill-color="#ffffff"/>
      <style:paragraph-properties fo:background-color="transparent" fo:padding="0cm" fo:border="none"/>
      <style:text-properties fo:color="#000000" style:font-name="Arial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 fo:padding="0cm" fo:border="none"/>
      <style:text-properties fo:color="#000000" style:font-name="Arial" fo:font-size="13pt" style:text-underline-style="none" fo:font-weight="normal" style:font-size-asian="13pt" style:font-weight-asian="normal" style:font-size-complex="13pt" style:font-weight-complex="normal"/>
    </style:style>
    <style:style style:name="P6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 fo:padding="0cm" fo:border="none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P7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 fo:padding="0cm" fo:border="none"/>
      <style:text-properties fo:color="#000000" style:font-name="Arial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 fo:padding="0cm" fo:border="none"/>
    </style:style>
    <style:style style:name="P9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Arial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Arial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Arial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Arial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Arial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Arial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T1" style:family="text">
      <style:text-properties officeooo:rsid="000b3319"/>
    </style:style>
    <style:style style:name="T2" style:family="text">
      <style:text-properties style:font-name="Arial"/>
    </style:style>
    <style:style style:name="T3" style:family="text">
      <style:text-properties style:font-name="Arial" fo:font-size="15pt" style:font-size-asian="13.1000003814697pt" style:font-size-complex="15pt"/>
    </style:style>
    <style:style style:name="T4" style:family="text">
      <style:text-properties style:font-name="Arial" fo:font-size="16pt" style:font-size-asian="14pt" style:font-size-complex="16pt"/>
    </style:style>
    <style:style style:name="T5" style:family="text">
      <style:text-properties style:font-name="Arial" fo:font-size="22pt" officeooo:rsid="000b3319" style:font-size-asian="19.25pt" style:font-size-complex="22pt"/>
    </style:style>
    <style:style style:name="T6" style:family="text">
      <style:text-properties style:font-name="Arial" fo:font-size="22pt" style:text-underline-style="solid" style:text-underline-width="auto" style:text-underline-color="font-color" officeooo:rsid="000b3319" style:font-size-asian="19.25pt" style:font-size-complex="22pt"/>
    </style:style>
    <style:style style:name="T7" style:family="text">
      <style:text-properties style:font-name="Arial" fo:font-size="22pt" style:text-underline-style="solid" style:text-underline-width="auto" style:text-underline-color="font-color" fo:font-weight="bold" officeooo:rsid="000b3319" style:font-size-asian="19.25pt" style:font-weight-asian="bold" style:font-size-complex="22pt" style:font-weight-complex="bold"/>
    </style:style>
    <style:style style:name="T8" style:family="text">
      <style:text-properties style:font-name="Arial" style:text-underline-style="solid" style:text-underline-width="auto" style:text-underline-color="font-color" fo:font-weight="bold" officeooo:rsid="000b3319" style:font-weight-asian="bold" style:font-weight-complex="bold"/>
    </style:style>
    <style:style style:name="T9" style:family="text">
      <style:text-properties style:font-name="Arial" style:text-underline-style="solid" style:text-underline-width="auto" style:text-underline-color="font-color" officeooo:rsid="000b3319"/>
    </style:style>
    <style:style style:name="T10" style:family="text">
      <style:text-properties style:font-name="Arial" officeooo:rsid="000b331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 style:font-name="quot" loext:padding="0cm" loext:border="none"/>
    </style:style>
    <style:style style:name="T13" style:family="text">
      <style:text-properties fo:color="#000000" loext:padding="0cm" loext:border="none"/>
    </style:style>
    <style:style style:name="T14" style:family="text">
      <style:text-properties fo:color="#000000" style:font-name="Arial" loext:padding="0cm" loext:border="none"/>
    </style:style>
    <style:style style:name="T15" style:family="text">
      <style:text-properties fo:color="#000000" style:font-name="Arial" fo:font-size="15pt" style:font-size-asian="15pt" style:font-size-complex="15pt" loext:padding="0cm" loext:border="none"/>
    </style:style>
    <style:style style:name="T16" style:family="text">
      <style:text-properties fo:color="#000000" style:font-name="Arial" fo:font-size="13pt" style:font-size-asian="13pt" style:font-size-complex="13pt" loext:padding="0cm" loext:border="none"/>
    </style:style>
    <style:style style:name="T17" style:family="text">
      <style:text-properties fo:color="#000000" style:font-name="Arial" fo:font-size="13pt" fo:font-weight="bold" style:font-size-asian="13pt" style:font-weight-asian="bold" style:font-size-complex="13pt" style:font-weight-complex="bold" loext:padding="0cm" loext:border="none"/>
    </style:style>
    <style:style style:name="T18" style:family="text">
      <style:text-properties fo:color="#000000" style:font-name="Arial" fo:font-size="13pt" fo:font-weight="normal" style:font-size-asian="13pt" style:font-weight-asian="normal" style:font-size-complex="13pt" style:font-weight-complex="normal" loext:padding="0cm" loext:border="none"/>
    </style:style>
    <style:style style:name="T19" style:family="text">
      <style:text-properties fo:color="#000000" style:font-name="Arial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 loext:padding="0cm" loext:border="none"/>
    </style:style>
    <style:style style:name="T20" style:family="text">
      <style:text-properties fo:color="#000000" style:font-name="Arial" fo:font-size="13pt" style:text-underline-style="none" fo:font-weight="normal" style:font-size-asian="13pt" style:font-weight-asian="normal" style:font-size-complex="13pt" style:font-weight-complex="normal" loext:padding="0cm" loext:border="none"/>
    </style:style>
    <style:style style:name="T21" style:family="text">
      <style:text-properties fo:color="#000000" style:font-name="Arial" fo:font-size="13pt" style:text-underline-style="none" fo:font-weight="bold" style:font-size-asian="13pt" style:font-weight-asian="bold" style:font-size-complex="13pt" style:font-weight-complex="bold" loext:padding="0cm" loext:border="none"/>
    </style:style>
    <style:style style:name="T22" style:family="text">
      <style:text-properties fo:color="#000000" style:font-name="Arial" fo:font-size="13pt" style:text-underline-style="none" style:font-size-asian="13pt" style:font-size-complex="13pt" loext:padding="0cm" loext:border="none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/><text:span text:style-name="T1"><text:s text:c="12"/></text:span><text:span text:style-name="T7">Datos adiccionales sobre E-leraning</text:span></text:p>
      <text:p text:style-name="P15"><text:span text:style-name="T7"/></text:p>
      <text:p text:style-name="P1"><text:span text:style-name="T1">Los proyectos de formación virtual deben entenderse en el marco de una estrategia integral de desarrollo del talento, orientada al logro de los objetivos de las empresas y organizaciones, y la mejora de sus niveles de competitividad.</text:span></text:p>
      <text:p text:style-name="P5">Para las universidades es la oportunidad para desarrollar nuevos mercados e incrementar su rentabilidad.</text:p>
      <text:p text:style-name="P5">Hoy, tanto las empresas como las instituciones educativas deben responder a requerimientos muy puntuales vinculados a la distribución y el acceso al conocimiento, siguiendo a la persona, en el lugar donde se encuentre y a través de múltiples dispositivos.</text:p>
      <text:p text:style-name="P5"><text:span text:style-name="T11">Ubicuidad</text:span> y <text:span text:style-name="T11">movilidad</text:span> son dos características centrales de los procesos de formación actuales, en los que la actualización de conocimientos y la adquisición de nuevas habilidades y competencias debe ser constante, a partir de los cambios que está produciendo la Cuarta Revolución Industrial en los modelos de producción y las dinámicas laborales.</text:p>
      <text:p text:style-name="P6">Los proyectos de e-learning actuales también deben contar con las siguientes características:</text:p>
      <text:list xml:id="list3650729189" text:style-name="L1">
        <text:list-item>
          <text:p text:style-name="P9">Estar planificado en forma integral con el foco puesto en los objetivos de cada organización. </text:p>
        </text:list-item>
        <text:list-item>
          <text:p text:style-name="P12">Capacidad de integración de la plataforma LMS que se utilice en cada proyecto con otros sistemas de gestión que posean las organizaciones. </text:p>
        </text:list-item>
        <text:list-item>
          <text:p text:style-name="P2"><text:span text:style-name="T23">Independencia tecnológica, para poder elegir la solución más adecuada para cada empresa o institución educativa, y para cada proyecto.</text:span> </text:p>
        </text:list-item>
      </text:list>
      <text:p text:style-name="P5">Lo importante es que el e-learning sea considerado también como una modalidad de apoyo complementaria a procesos de formación presencial, a través del blended learning.</text:p>
      <text:p text:style-name="P8"><text:span text:style-name="Strong_20_Emphasis"><text:span text:style-name="T21">El e-learning permite a las empresas</text:span></text:span><text:span text:style-name="Strong_20_Emphasis"><text:span text:style-name="T20">:</text:span></text:span></text:p>
      <text:list xml:id="list1732748644" text:style-name="L2">
        <text:list-item>
          <text:p text:style-name="P10">Proveer a sus equipos acceso a conocimientos, habilidades y competencias, en el momento en el que surge cada necesidad, sin importar donde se encuentren y el dispositivo con el que se conecten. </text:p>
        </text:list-item>
        <text:list-item>
          <text:p text:style-name="P13">Atender a las necesidades de capacitación de sus colaboradores sin que dejen sus puestos de trabajo. </text:p>
        </text:list-item>
        <text:list-item>
          <text:p text:style-name="P13">Reducir e incluso eliminar costos de traslado, alojamiento y material didáctico, entre otros gastos. </text:p>
        </text:list-item>
        <text:list-item>
          <text:p text:style-name="P3">Formación personalizada con un enfoque basado en competencias. </text:p>
        </text:list-item>
      </text:list>
      <text:p text:style-name="P7">Mientras que a las instituciones educativas les proporciona:</text:p>
      <text:list xml:id="list685787976" text:style-name="L3">
        <text:list-item>
          <text:p text:style-name="P11">Expansión del impacto territorial de sus propuestas formativas. </text:p>
        </text:list-item>
        <text:list-item>
          <text:p text:style-name="P14">Flexibilidad de agenda: no se requiere que un grupo de personas coincidan en tiempo y espacio para acceder a una instancia de formación. </text:p>
        </text:list-item>
        <text:list-item>
          <text:p text:style-name="P4">Posibilidad de contar a través de videoconferencias, en forma sincrónica y asincrónica, con expertos localizados en diferentes <text:soft-page-break/>lugares del mundo. </text:p>
        </text:list-item>
      </text:list>
      <text:p text:style-name="P5">En ambos casos, aporta rapidez y agilidad para acceder a los contenidos formativos.</text:p>
      <text:p text:style-name="P8"><text:span text:style-name="Strong_20_Emphasis"><text:span text:style-name="T21">El e-learning transformó y transforma la educación, abriendo puertas al aprendizaje personalizado, individual y organizacional. Es por ello que hoy en día está ocupando un lugar cada vez más destacado y reconocido dentro de las organizaciones empresariales y educativas.</text:span></text:span></text:p>
      <text:p text:style-name="P16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quot" svg:font-family="quo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2S</meta:editing-duration>
    <meta:editing-cycles>3</meta:editing-cycles>
    <meta:generator>LibreOffice/5.3.3.2$Windows_x86 LibreOffice_project/3d9a8b4b4e538a85e0782bd6c2d430bafe583448</meta:generator>
    <dc:date>2019-05-06T14:03:08.898000000</dc:date>
    <meta:document-statistic meta:table-count="0" meta:image-count="0" meta:object-count="0" meta:page-count="2" meta:paragraph-count="21" meta:word-count="436" meta:character-count="2881" meta:non-whitespace-character-count="2453"/>
    <meta:user-defined meta:name="Info 1"/>
    <meta:user-defined meta:name="Info 2"/>
    <meta:user-defined meta:name="Info 3"/>
    <meta:user-defined meta:name="Info 4"/>
  </office:meta>
</office:document-meta>
</file>